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Normal">Night was starting to fall asleep, and she wanted to watch over it until it did. Her brain wasn't sure why she wanted to do that, but her instincts, her subconscious, her feelings, her wants, they knew. </text:p>
      <text:p text:style-name="Normal">Yesternight, darkness had fallen slowly, gently. It had gradually covered everything in her room, and before she knew it, while she was busy brooding about what had happened in class, it had blanketed her too. It had come in through her open window, and the breezes that followed it were cool. In no way had night tried to stop her from worrying about the past and the future; it hadn't drown her voice in a cacophony of sirens, honks or heavy traffic. On the contrary, it just silently listened to her and her thoughts, never judging, never faulting. What's more, as its darkness grew it put everyone to sleep. Everyone except for her. She was awake, and she was alone. She was hidden in the dark, beyond society's reach: her emotions could dance like no one was watching, her heart could act like no one would see it, and they did just that. For the first time in a while, she felt free, and whether consciously or not, she used that freedom to be herself.</text:p>
      <text:p text:style-name="Normal">Night had given her solitude when the rest of the world could only grant loneliness. It had given her freedom when emptiness was all she had. Night was starting to fall asleep, and watching over it until it did was a way for her to express her gratitude, to say “thank you” to one who couldn't understand words.</text:p>
      <text:p text:style-name="Normal">Day would break, not long from now, and for no reason in particular, she wanted to be here to greet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